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aco" svg:font-family="Monaco, Menlo, Consolas, 'Courier New', monospace"/>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nb" fo:country="NO" officeooo:rsid="000dff03" officeooo:paragraph-rsid="000dff03" style:font-size-asian="10.5pt"/>
    </style:style>
    <style:style style:name="P2" style:family="paragraph" style:parent-style-name="Standard">
      <style:text-properties fo:language="nb" fo:country="NO" officeooo:rsid="0011b47a" officeooo:paragraph-rsid="0011b47a" style:font-size-asian="10.5pt"/>
    </style:style>
    <style:style style:name="P3" style:family="paragraph" style:parent-style-name="Standard">
      <style:text-properties fo:language="nb" fo:country="NO" officeooo:rsid="000dff03" officeooo:paragraph-rsid="000dff03"/>
    </style:style>
    <style:style style:name="P4" style:family="paragraph" style:parent-style-name="Standard">
      <style:text-properties fo:language="nb" fo:country="NO" fo:font-weight="bold" officeooo:rsid="000dff03" officeooo:paragraph-rsid="000dff03" style:font-size-asian="10.5pt" style:font-weight-asian="bold" style:font-weight-complex="bold"/>
    </style:style>
    <style:style style:name="P5" style:family="paragraph" style:parent-style-name="Standard">
      <style:text-properties fo:language="nb" fo:country="NO" officeooo:rsid="0014b725" officeooo:paragraph-rsid="0014b725"/>
    </style:style>
    <style:style style:name="P6" style:family="paragraph" style:parent-style-name="Standard">
      <style:text-properties fo:language="nb" fo:country="NO" officeooo:rsid="0016695c" officeooo:paragraph-rsid="0016695c"/>
    </style:style>
    <style:style style:name="P7" style:family="paragraph" style:parent-style-name="Standard">
      <style:text-properties fo:language="nb" fo:country="NO" fo:font-style="italic" fo:font-weight="bold" officeooo:rsid="0016695c" officeooo:paragraph-rsid="0016695c" style:font-style-asian="italic" style:font-weight-asian="bold" style:font-style-complex="italic" style:font-weight-complex="bold"/>
    </style:style>
    <style:style style:name="P8" style:family="paragraph" style:parent-style-name="Standard">
      <style:text-properties fo:language="nb" fo:country="NO" fo:font-style="italic" fo:font-weight="bold" officeooo:rsid="000dff03" officeooo:paragraph-rsid="000dff03" style:font-size-asian="10.5pt" style:font-style-asian="italic" style:font-weight-asian="bold" style:font-style-complex="italic" style:font-weight-complex="bold"/>
    </style:style>
    <style:style style:name="P9" style:family="paragraph" style:parent-style-name="Standard">
      <style:text-properties style:font-name="Courier 10 Pitch" fo:font-size="10pt" fo:language="nb" fo:country="NO" officeooo:rsid="000dff03" officeooo:paragraph-rsid="000dff03" style:font-size-asian="10pt" style:font-size-complex="10pt"/>
    </style:style>
    <style:style style:name="P10" style:family="paragraph" style:parent-style-name="Standard">
      <style:text-properties fo:font-size="14pt" fo:language="nb" fo:country="NO" fo:font-weight="bold" officeooo:rsid="000dff03" officeooo:paragraph-rsid="000dff03" style:font-size-asian="14pt" style:font-weight-asian="bold" style:font-size-complex="14pt" style:font-weight-complex="bold"/>
    </style:style>
    <style:style style:name="P11" style:family="paragraph" style:parent-style-name="Standard">
      <style:text-properties fo:color="#000000" style:font-name="Courier 10 Pitch" fo:language="nb" fo:country="NO" officeooo:rsid="0016695c" officeooo:paragraph-rsid="0016695c"/>
    </style:style>
    <style:style style:name="P12" style:family="paragraph" style:parent-style-name="Standard">
      <style:text-properties fo:color="#000000" style:font-name="Courier 10 Pitch" fo:font-size="12pt" fo:language="nb" fo:country="NO" officeooo:rsid="00180d5c" officeooo:paragraph-rsid="00180d5c" style:font-size-asian="12pt" style:font-size-complex="12pt"/>
    </style:style>
    <style:style style:name="P13" style:family="paragraph" style:parent-style-name="Standard">
      <style:text-properties fo:color="#000000" style:font-name="Courier 10 Pitch" fo:font-size="12pt" fo:language="nb" fo:country="NO" officeooo:rsid="001ee64f" officeooo:paragraph-rsid="001ee64f" style:font-size-asian="12pt" style:font-size-complex="12pt"/>
    </style:style>
    <style:style style:name="P14" style:family="paragraph" style:parent-style-name="Standard">
      <style:text-properties fo:color="#000000" style:font-name="Liberation Serif" fo:font-size="12pt" fo:language="nb" fo:country="NO" officeooo:rsid="0016695c" officeooo:paragraph-rsid="0016695c" style:font-size-asian="12pt" style:font-size-complex="12pt"/>
    </style:style>
    <style:style style:name="P15" style:family="paragraph" style:parent-style-name="Standard">
      <style:text-properties fo:color="#000000" style:font-name="Liberation Serif" fo:font-size="12pt" fo:language="nb" fo:country="NO" officeooo:rsid="001761b6" officeooo:paragraph-rsid="001761b6" style:font-size-asian="12pt" style:font-size-complex="12pt"/>
    </style:style>
    <style:style style:name="P16" style:family="paragraph" style:parent-style-name="Standard">
      <style:text-properties fo:color="#000000" style:font-name="Liberation Serif" fo:font-size="12pt" fo:language="nb" fo:country="NO" officeooo:rsid="00180d5c" officeooo:paragraph-rsid="00180d5c" style:font-size-asian="12pt" style:font-size-complex="12pt"/>
    </style:style>
    <style:style style:name="P17" style:family="paragraph" style:parent-style-name="Standard">
      <style:text-properties fo:color="#000000" style:font-name="Liberation Serif" fo:font-size="12pt" fo:language="nb" fo:country="NO" officeooo:rsid="001bc133" officeooo:paragraph-rsid="001bc133" style:font-size-asian="12pt" style:font-size-complex="12pt"/>
    </style:style>
    <style:style style:name="P18" style:family="paragraph" style:parent-style-name="Standard">
      <style:text-properties fo:color="#000000" style:font-name="Liberation Serif" fo:font-size="12pt" fo:language="nb" fo:country="NO" officeooo:rsid="001c25ed" officeooo:paragraph-rsid="001c25ed" style:font-size-asian="12pt" style:font-size-complex="12pt"/>
    </style:style>
    <style:style style:name="P19" style:family="paragraph" style:parent-style-name="Standard">
      <style:text-properties fo:color="#000000" style:font-name="Liberation Serif" fo:font-size="12pt" fo:language="nb" fo:country="NO" officeooo:rsid="001df9bb" officeooo:paragraph-rsid="001df9bb" style:font-size-asian="12pt" style:font-size-complex="12pt"/>
    </style:style>
    <style:style style:name="P20" style:family="paragraph" style:parent-style-name="Standard">
      <style:text-properties fo:color="#000000" style:font-name="Liberation Serif" fo:font-size="12pt" fo:language="nb" fo:country="NO" officeooo:rsid="001ee64f" officeooo:paragraph-rsid="001ee64f" style:font-size-asian="12pt" style:font-size-complex="12pt"/>
    </style:style>
    <style:style style:name="P21" style:family="paragraph" style:parent-style-name="Standard">
      <style:text-properties fo:color="#000000" style:font-name="Liberation Serif" fo:font-size="12pt" fo:language="nb" fo:country="NO" fo:font-style="italic" fo:font-weight="bold" officeooo:rsid="001bc133" officeooo:paragraph-rsid="001bc133" style:font-size-asian="12pt" style:font-style-asian="italic" style:font-weight-asian="bold" style:font-size-complex="12pt" style:font-style-complex="italic" style:font-weight-complex="bold"/>
    </style:style>
    <style:style style:name="P22" style:family="paragraph" style:parent-style-name="Standard">
      <style:text-properties fo:font-variant="normal" fo:text-transform="none" fo:color="#000000" style:font-name="Courier 10 Pitch" fo:font-size="10pt" fo:letter-spacing="normal" fo:language="nb" fo:country="NO" fo:font-style="normal" fo:font-weight="normal" officeooo:rsid="0016695c" officeooo:paragraph-rsid="0016695c" fo:background-color="#ffffff" style:font-size-asian="10pt" style:font-size-complex="10pt"/>
    </style:style>
    <style:style style:name="P23" style:family="paragraph" style:parent-style-name="Standard">
      <style:text-properties fo:font-variant="normal" fo:text-transform="none" fo:color="#000000" style:font-name="Courier 10 Pitch" fo:font-size="12pt" fo:letter-spacing="normal" fo:language="nb" fo:country="NO" fo:font-style="normal" fo:font-weight="normal" officeooo:rsid="00180d5c" officeooo:paragraph-rsid="00180d5c" style:font-size-asian="12pt" style:font-size-complex="12pt"/>
    </style:style>
    <style:style style:name="P24" style:family="paragraph" style:parent-style-name="Standard">
      <style:text-properties fo:font-variant="normal" fo:text-transform="none" fo:color="#000000" style:font-name="Liberation Serif" fo:font-size="12pt" fo:letter-spacing="normal" fo:language="nb" fo:country="NO" fo:font-style="normal" fo:font-weight="normal" officeooo:rsid="00180d5c" officeooo:paragraph-rsid="00180d5c" style:font-size-asian="12pt" style:font-size-complex="12pt"/>
    </style:style>
    <style:style style:name="P25"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color="#000000" style:font-name="Courier 10 Pitch" fo:language="nb" fo:country="NO" officeooo:rsid="0016695c" officeooo:paragraph-rsid="0016695c"/>
    </style:style>
    <style:style style:name="P26"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language="nb" fo:country="NO" officeooo:rsid="0016695c" officeooo:paragraph-rsid="0016695c"/>
    </style:style>
    <style:style style:name="P27" style:family="paragraph" style:parent-style-name="Standard">
      <style:text-properties fo:color="#000000" style:font-name="Liberation Serif" fo:font-size="12pt" fo:language="nb" fo:country="NO" officeooo:rsid="001ee64f" officeooo:paragraph-rsid="001ee64f" style:font-size-asian="12pt" style:font-size-complex="12pt"/>
    </style:style>
    <style:style style:name="P28" style:family="paragraph" style:parent-style-name="Standard">
      <style:text-properties fo:color="#000000" style:font-name="Liberation Serif" fo:font-size="12pt" fo:language="nb" fo:country="NO" officeooo:rsid="001ee64f" officeooo:paragraph-rsid="00231626" style:font-size-asian="12pt" style:font-size-complex="12pt"/>
    </style:style>
    <style:style style:name="P29" style:family="paragraph" style:parent-style-name="Standard">
      <style:text-properties fo:color="#000000" style:font-name="Liberation Serif" fo:font-size="12pt" fo:language="nb" fo:country="NO" officeooo:rsid="00242e92" officeooo:paragraph-rsid="00242e92" style:font-size-asian="12pt" style:font-size-complex="12pt"/>
    </style:style>
    <style:style style:name="P30" style:family="paragraph" style:parent-style-name="Standard">
      <style:text-properties fo:color="#000000" style:font-name="Liberation Serif" fo:font-size="12pt" fo:language="nb" fo:country="NO" fo:font-style="italic" fo:font-weight="bold" officeooo:rsid="001ee64f" officeooo:paragraph-rsid="001ee64f" style:font-size-asian="12pt" style:font-style-asian="italic" style:font-weight-asian="bold" style:font-size-complex="12pt" style:font-style-complex="italic" style:font-weight-complex="bold"/>
    </style:style>
    <style:style style:name="P31" style:family="paragraph" style:parent-style-name="Standard">
      <style:text-properties fo:color="#000000" style:font-name="Liberation Serif" fo:font-size="12pt" fo:language="nb" fo:country="NO" fo:font-style="italic" fo:font-weight="bold" officeooo:rsid="00219a2f" officeooo:paragraph-rsid="00219a2f" style:font-size-asian="12pt" style:font-style-asian="italic" style:font-weight-asian="bold" style:font-size-complex="12pt" style:font-style-complex="italic" style:font-weight-complex="bold"/>
    </style:style>
    <style:style style:name="P32" style:family="paragraph" style:parent-style-name="Standard">
      <style:text-properties fo:color="#000000" style:font-name="Liberation Serif" fo:font-size="12pt" fo:language="nb" fo:country="NO" fo:font-style="normal" fo:font-weight="normal" officeooo:rsid="00287ac8" officeooo:paragraph-rsid="00219a2f" style:font-size-asian="12pt" style:font-style-asian="normal" style:font-weight-asian="normal" style:font-size-complex="12pt" style:font-style-complex="normal" style:font-weight-complex="normal"/>
    </style:style>
    <style:style style:name="P33" style:family="paragraph" style:parent-style-name="Standard">
      <style:text-properties fo:color="#000000" style:font-name="Liberation Serif" fo:font-size="12pt" fo:language="nb" fo:country="NO" fo:font-style="normal" fo:font-weight="normal" officeooo:rsid="00287ac8" officeooo:paragraph-rsid="00287ac8" style:font-size-asian="12pt" style:font-style-asian="normal" style:font-weight-asian="normal" style:font-size-complex="12pt" style:font-style-complex="normal" style:font-weight-complex="normal"/>
    </style:style>
    <style:style style:name="P34" style:family="paragraph" style:parent-style-name="Standard">
      <style:text-properties fo:color="#000000" style:font-name="Liberation Serif" fo:font-size="12pt" fo:language="nb" fo:country="NO" fo:font-style="normal" fo:font-weight="normal" officeooo:rsid="002ab7a3" officeooo:paragraph-rsid="002ab7a3" style:font-size-asian="12pt" style:font-style-asian="normal" style:font-weight-asian="normal" style:font-size-complex="12pt" style:font-style-complex="normal" style:font-weight-complex="normal"/>
    </style:style>
    <style:style style:name="P35" style:family="paragraph" style:parent-style-name="Standard">
      <style:text-properties fo:color="#000000" style:font-name="Courier 10 Pitch" fo:font-size="10pt" fo:language="nb" fo:country="NO" officeooo:rsid="001ee64f" officeooo:paragraph-rsid="001ee64f" style:font-size-asian="10pt" style:font-size-complex="10pt"/>
    </style:style>
    <style:style style:name="P36" style:family="paragraph" style:parent-style-name="Standard">
      <style:text-properties fo:color="#000000" style:font-name="Courier 10 Pitch" fo:font-size="10pt" fo:language="nb" fo:country="NO" officeooo:rsid="00231626" officeooo:paragraph-rsid="00231626" style:font-size-asian="10pt" style:font-size-complex="10pt"/>
    </style:style>
    <style:style style:name="P37" style:family="paragraph" style:parent-style-name="Standard">
      <style:text-properties fo:color="#000000" style:font-name="Courier 10 Pitch" fo:font-size="10pt" fo:language="nb" fo:country="NO" fo:font-style="normal" fo:font-weight="normal" officeooo:rsid="002ab7a3" officeooo:paragraph-rsid="002ab7a3" style:font-size-asian="10pt" style:font-style-asian="normal" style:font-weight-asian="normal" style:font-size-complex="10pt" style:font-style-complex="normal" style:font-weight-complex="normal"/>
    </style:style>
    <style:style style:name="T1" style:family="text">
      <style:text-properties style:font-name="Courier 10 Pitch"/>
    </style:style>
    <style:style style:name="T2" style:family="text">
      <style:text-properties officeooo:rsid="0013b848"/>
    </style:style>
    <style:style style:name="T3" style:family="text">
      <style:text-properties fo:font-variant="normal" fo:text-transform="none" fo:color="#000000" style:font-name="Courier 10 Pitch" fo:font-size="10.5pt" fo:letter-spacing="normal" fo:font-style="normal" fo:font-weight="normal" fo:padding="0in" fo:border="none"/>
    </style:style>
    <style:style style:name="T4" style:family="text">
      <style:text-properties fo:font-variant="normal" fo:text-transform="none" fo:color="#000000" style:font-name="Courier 10 Pitch" fo:letter-spacing="normal"/>
    </style:style>
    <style:style style:name="T5" style:family="text">
      <style:text-properties fo:font-variant="normal" fo:text-transform="none" fo:color="#000000" style:font-name="Courier 10 Pitch" fo:font-size="10pt" fo:letter-spacing="normal" fo:font-style="normal" fo:font-weight="normal" fo:background-color="#ffffff" loext:char-shading-value="0" style:font-size-asian="10pt" style:font-size-complex="10pt" fo:padding="0in" fo:border="none"/>
    </style:style>
    <style:style style:name="T6" style:family="text">
      <style:text-properties fo:font-variant="normal" fo:text-transform="none" fo:color="#000000" style:font-name="Courier 10 Pitch" fo:font-size="10pt" fo:font-style="normal" fo:font-weight="normal" fo:background-color="#ffffff" loext:char-shading-value="0" style:font-size-asian="10pt" style:font-size-complex="10pt" fo:padding="0in" fo:border="none"/>
    </style:style>
    <style:style style:name="T7" style:family="text">
      <style:text-properties fo:font-variant="normal" fo:text-transform="none" style:font-name="Courier 10 Pitch" fo:font-size="10pt" fo:font-style="normal" fo:font-weight="normal" fo:background-color="#ffffff" loext:char-shading-value="0" style:font-size-asian="10pt" style:font-size-complex="10pt" fo:padding="0in" fo:border="none"/>
    </style:style>
    <style:style style:name="T8" style:family="text">
      <style:text-properties fo:font-variant="normal" fo:text-transform="none" fo:letter-spacing="normal" fo:font-style="normal" fo:font-weight="normal"/>
    </style:style>
    <style:style style:name="T9" style:family="text">
      <style:text-properties fo:font-variant="normal" fo:text-transform="none" fo:letter-spacing="normal" fo:font-style="normal" fo:font-weight="normal" officeooo:rsid="001761b6"/>
    </style:style>
    <style:style style:name="T10" style:family="text">
      <style:text-properties fo:font-variant="normal" fo:text-transform="none" fo:letter-spacing="normal" fo:font-style="normal" fo:font-weight="normal" officeooo:rsid="00180d5c"/>
    </style:style>
    <style:style style:name="T11" style:family="text">
      <style:text-properties fo:font-variant="normal" fo:text-transform="none" fo:font-size="10pt" fo:font-style="normal" fo:font-weight="normal" fo:background-color="#ffffff" loext:char-shading-value="0" style:font-size-asian="10pt" style:font-size-complex="10pt" fo:padding="0in" fo:border="none"/>
    </style:style>
    <style:style style:name="T12" style:family="text">
      <style:text-properties officeooo:rsid="00203615"/>
    </style:style>
    <style:style style:name="T13" style:family="text">
      <style:text-properties officeooo:rsid="00224783"/>
    </style:style>
    <style:style style:name="T14" style:family="text">
      <style:text-properties officeooo:rsid="00231626"/>
    </style:style>
    <style:style style:name="T15" style:family="text">
      <style:text-properties officeooo:rsid="00270d65"/>
    </style:style>
    <style:style style:name="T16" style:family="text">
      <style:text-properties officeooo:rsid="00284f86"/>
    </style:style>
    <style:style style:name="T17" style:family="text">
      <style:text-properties officeooo:rsid="0029a3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okumentasjon:</text:p>
      <text:p text:style-name="P1"/>
      <text:p text:style-name="P8">Møte 1 <text:span text:style-name="T16">(23/01/2015)</text:span>:</text:p>
      <text:p text:style-name="P8"/>
      <text:p text:style-name="P1">Vi planla hvordan vi ville legge opp semesteret, hva vi ville at prosjektet skulle handle om og hvordan vi ville fordele 'delene' av prosjektet jevnt utover semesteret.</text:p>
      <text:p text:style-name="P1"/>
      <text:p text:style-name="P1">Første møte handlet mest om organisering, i tillegg til en del praktiske oppgaver slik som oppsett av Raspberry Pi (operativsystem, bruker registrering, programvare, nettverksoppsett). Vi ordnet nettverkskommunikasjon med en enkel ethernet-kabel mellom Raspberry Pi og datamaskinen, satt opp statisk IP. Vi kunne på denne måten logge inn på Raspberry Pi med hjelp av ssh (Putty i Windows, kommandolinja i Mac OSX/Linux).</text:p>
      <text:p text:style-name="P1"/>
      <text:p text:style-name="P4">Måten vi satt opp statisk IP:</text:p>
      <text:p text:style-name="P1"/>
      <text:p text:style-name="P1">Linux/Raspberry Pi:</text:p>
      <text:p text:style-name="P1"/>
      <text:p text:style-name="P1">Fil: <text:span text:style-name="T1">/etc/network/interfaces</text:span></text:p>
      <text:p text:style-name="P1"/>
      <text:p text:style-name="P1">Innhold:</text:p>
      <text:p text:style-name="P1"/>
      <text:p text:style-name="P9">auto lo</text:p>
      <text:p text:style-name="P9"/>
      <text:p text:style-name="P9">iface lo inet loopback</text:p>
      <text:p text:style-name="P9"/>
      <text:p text:style-name="P9">iface eth0 inet static</text:p>
      <text:p text:style-name="P9">address 192.168.0.200 # Dette er IP'en til Raspberry Pi</text:p>
      <text:p text:style-name="P9">netmask 255.255.255.0</text:p>
      <text:p text:style-name="P9">network 192.168.1.0</text:p>
      <text:p text:style-name="P9">broadcast 192.168.1.255</text:p>
      <text:p text:style-name="P9">gateway 192.168.1.254</text:p>
      <text:p text:style-name="P9"/>
      <text:p text:style-name="P9">allow-hotplug wlan0</text:p>
      <text:p text:style-name="P9">iface wlan0 inet manual</text:p>
      <text:p text:style-name="P9">wpa-roam /etc/wpa_supplicant/wpa_supplicant.conf</text:p>
      <text:p text:style-name="P9">iface default inet dhcp</text:p>
      <text:p text:style-name="P1"/>
      <text:p text:style-name="P1"/>
      <text:p text:style-name="P2">I tillegg på det settes opp statisk IP på pcen du skal bruke for kommunikasjon.</text:p>
      <text:p text:style-name="P2"/>
      <text:p text:style-name="P1"/>
      <text:p text:style-name="P3">Vi kom frem til at det var viktig å bli godt kjent med Raspberry Pi og dens funksjoner. <text:span text:style-name="T2">Og det var det vi kom frem til at var viktigst å gjøre i løpet av de første 'stegene' av prosjektet. Dette innebar: gjøre seg kjent kommandolinja/innlogging til Raspberry Pi, sette opp WiringPi for kontrollering av GPIO-porter og bruke dette til å lese/gi verdier via et python script.</text:span></text:p>
      <text:p text:style-name="P3"/>
      <text:p text:style-name="P3"/>
      <text:p text:style-name="P5">Vi sendte deretter inn denne planen til veileder, og fikk svar.</text:p>
      <text:p text:style-name="P3"/>
      <text:p text:style-name="P3"/>
      <text:p text:style-name="P3"/>
      <text:p text:style-name="P3"/>
      <text:p text:style-name="P3"/>
      <text:p text:style-name="P3"/>
      <text:p text:style-name="P7"><text:soft-page-break/>Møte 2 <text:span text:style-name="T15">(06/02-2015)</text:span>:</text:p>
      <text:p text:style-name="P6"/>
      <text:p text:style-name="P6">Vi installerte tilleggsprogramvare for å få WiringPi til å fungere sammen med Python.</text:p>
      <text:p text:style-name="P6"/>
      <text:p text:style-name="P6"><text:span text:style-name="Source_20_Text"><text:span text:style-name="T3">sudo</text:span></text:span><text:span text:style-name="T4"> </text:span><text:span text:style-name="Source_20_Text"><text:span text:style-name="T3">apt-get install</text:span></text:span><text:span text:style-name="T4"> </text:span><text:span text:style-name="Source_20_Text"><text:span text:style-name="T3">git-core</text:span></text:span></text:p>
      <text:p text:style-name="P25"><text:span text:style-name="Source_20_Text"><text:span text:style-name="T7">sudo</text:span></text:span><text:span text:style-name="T11"> </text:span><text:span text:style-name="Source_20_Text"><text:span text:style-name="T7">apt-get install</text:span></text:span><text:span text:style-name="T11"> </text:span><text:span text:style-name="Source_20_Text"><text:span text:style-name="T7">build-essential</text:span></text:span></text:p>
      <text:p text:style-name="P25"><text:span text:style-name="Source_20_Text"><text:span text:style-name="T7">sudo</text:span></text:span><text:span text:style-name="T11"> </text:span><text:span text:style-name="Source_20_Text"><text:span text:style-name="T7">apt-get install</text:span></text:span><text:span text:style-name="T11"> </text:span><text:span text:style-name="Source_20_Text"><text:span text:style-name="T7">python-dev</text:span></text:span></text:p>
      <text:p text:style-name="P25"><text:span text:style-name="Source_20_Text"><text:span text:style-name="T7">sudo</text:span></text:span><text:span text:style-name="T11"> </text:span><text:span text:style-name="Source_20_Text"><text:span text:style-name="T7">apt-get install</text:span></text:span><text:span text:style-name="T11"> </text:span><text:span text:style-name="Source_20_Text"><text:span text:style-name="T7">python-pip</text:span></text:span></text:p>
      <text:p text:style-name="P6"><text:span text:style-name="Source_20_Text"><text:span text:style-name="T5">git clone git://git.drogon.net/wiringPi</text:span></text:span></text:p>
      <text:p text:style-name="P26"><text:span text:style-name="Source_20_Text"><text:span text:style-name="T6">cd</text:span></text:span><text:span text:style-name="T6"> </text:span><text:span text:style-name="Source_20_Text"><text:span text:style-name="T6">wiringPi</text:span></text:span></text:p>
      <text:p text:style-name="P6"><text:span text:style-name="Source_20_Text"><text:span text:style-name="T5">./build</text:span></text:span></text:p>
      <text:p text:style-name="P25"><text:span text:style-name="Source_20_Text"><text:span text:style-name="T7">gpio -v</text:span></text:span></text:p>
      <text:p text:style-name="P22">gpio readall</text:p>
      <text:p text:style-name="P11"/>
      <text:p text:style-name="P14"><text:span text:style-name="T8">Vi lagde noen script i python for å testet diverse elektronikk som nylig hadde ankommet fra China. Som led lys, resistorer, potentiometer(variabel resistor), ultrasonic sensor(avstandsmåler), piezo buzzer(høytaler) og momentary button. Først skrev vi enkle script som testet en device alene, og deretter prøvde å kombinere flere output og brukte knapper og sensorer til p skru av og på elektronikk. Vi lagde en lysbryter som brukte avstand til å bestemme når lys skulle skrus av og på. </text:span><text:span text:style-name="T9">(flere varianter, den ene «slidet» man hånden under 30 cm fra sensoren for å endre status på lys, slik at det ble skrudd av og på. Andre var lys på dersom hånden var under 30 cm fra sensor og av ellers.)</text:span></text:p>
      <text:p text:style-name="P14"/>
      <text:p text:style-name="P15"><text:span text:style-name="T8">Vi opplevde problemer </text:span><text:span text:style-name="T10">når vi prøvde å bruke flere sensorer eller sensor og høytaler samtidig. Vi fant etterhvert ut at Raspberry Pi bare har én pwm pin. Dette betyr at med mindre vi finner annen løsning så vil ha begrensninger på antall sensorer vi kan bruke.</text:span></text:p>
      <text:p text:style-name="P15"/>
      <text:p text:style-name="P24">Scripts made:</text:p>
      <text:p text:style-name="P12"/>
      <text:p text:style-name="P23">files/lysbryter.py</text:p>
      <text:p text:style-name="P23">files/bevegelsesLysbryter.py</text:p>
      <text:p text:style-name="P23">files/beautifulMusic.py</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1"><text:soft-page-break/>Møte 3 <text:span text:style-name="T15">(13/02-2015)</text:span>:</text:p>
      <text:p text:style-name="P17"/>
      <text:p text:style-name="P18">Vi har funnet ut av vi kan bruke Arduino for å få flere PWM-porter ved hjelp av en kobling mellom Arduino og Raspberry Pi (USB). Eventuelt er det mulig å kjøpe en chip som extender antall porter det er mulig å bruke som PWM. Vi tenker dette er noe vi skal ta opp med veileder på neste møte.</text:p>
      <text:p text:style-name="P18"/>
      <text:p text:style-name="P19">Vi prøvde å sette opp Raspberry Pi'en med wifi dongle, men det gikk ille. Og vi mistet tilgang til pien over ethernet kabelen som vi satt opp i møtet 1. Med noen heldige kommandoer i blinde vha tastatur klarte vi å gjenopprette tilkoblingen uten å måtte bruke hdmi kabel(som vi ikke hadde tilgjengelig).</text:p>
      <text:p text:style-name="P19"/>
      <text:p text:style-name="P19">Vi lagde enkle server og client script som bare satte opp en tilkobling mellom pc og pi'en, og bygde videre på dem slik at vi kunne sende beskjeder fra client til server som skrudde av og på led lys vha et tilleggscript som skrudde led lysene av/på vha av input fra clienten.</text:p>
      <text:p text:style-name="P19"/>
      <text:p text:style-name="P19">Scriptet tar inn kommandoen «on» eller «off» og skrur deretter output-portene til det respektive input.</text:p>
      <text:p text:style-name="P19"/>
      <text:p text:style-name="P19">Hendelsesforløp:</text:p>
      <text:p text:style-name="P19"/>
      <text:p text:style-name="P19">Client.py [input: 'on'] ---&gt; Server.py [receive, pass argument to: triple-led.py] --&gt; python triple-led.py + argument [takes action to received input 'on/off']</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0"><text:soft-page-break/>Møte 4 <text:span text:style-name="T15">(16/02-2015)</text:span>:</text:p>
      <text:p text:style-name="P20"/>
      <text:p text:style-name="P28">Vi installerte alle nødvendig software for at <text:s/><text:span text:style-name="T13">Raspberry Pi skal fungere som en webserver med en nettside som har x antall knapper for å styre alle ut-portene (strøm). Vi testet dette med en datamaskin og pien og klarte å kontrollere lysene på pi ved å besøke nettsiden og trykke på knappen. Vi teste også ut Android-interfacet og klarte å kontrollere lysene via en enkel App med to knapper. </text:span></text:p>
      <text:p text:style-name="P20"/>
      <text:p text:style-name="P35">sudo apt-get install apache2 libapache2-mod-php5 php5</text:p>
      <text:p text:style-name="P13"/>
      <text:p text:style-name="P20"><text:span text:style-name="T14">Vi satt opp en</text:span> <text:span text:style-name="T12">FTP</text:span>-server av praktiske årsaker, <text:span text:style-name="T14">slik at vi kan bruke en IDE og bare overføre filene til pi'en. Dette gjør det enklere å modifsere/legge til filer.</text:span></text:p>
      <text:p text:style-name="P20"/>
      <text:p text:style-name="P35">sudo apt-get install vsftpd</text:p>
      <text:p text:style-name="P20"/>
      <text:p text:style-name="P20">og endret konfigurasjonsfilen <text:span text:style-name="T14">slik at:</text:span></text:p>
      <text:p text:style-name="P20"/>
      <text:p text:style-name="P36">anonymous_enable=NO</text:p>
      <text:p text:style-name="P36">local_enable=YES</text:p>
      <text:p text:style-name="P36">write_enable=YES</text:p>
      <text:p text:style-name="P28"/>
      <text:p text:style-name="P29">Slik at eksisterende brukere på rpien kan logge seg inn og både lese og skriv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1"><text:soft-page-break/>Møte 5 <text:span text:style-name="T15">(20/02-2015)</text:span>:</text:p>
      <text:p text:style-name="P32"/>
      <text:p text:style-name="P33"><text:span text:style-name="T17">Vi l</text:span>ag<text:span text:style-name="T17">d</text:span>e settings<text:span text:style-name="T17">fil,</text:span> og <text:span text:style-name="T17">en parser som tolker settingsfilen. Dette gjorde vi for at input fra sensorer skal kunne styre output, basert på hvilke instillinger vi har i settingsfilen.</text:span></text:p>
      <text:p text:style-name="P33"/>
      <text:p text:style-name="P33"/>
      <text:p text:style-name="P34">Settingsfilen er bygd opp på denne måten:</text:p>
      <text:p text:style-name="P34"/>
      <text:p text:style-name="P37">&lt;output&gt;|&lt;input&gt;|&lt;value&gt;|&lt;less/more/exact&gt;|&lt;action&gt;|&lt;dependent&gt;</text:p>
      <text:p text:style-name="P34"/>
      <text:p text:style-name="P34"/>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aco" svg:font-family="Monaco, Menlo, Consolas, 'Courier New', monospace"/>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rs Storbukås</meta:initial-creator>
    <meta:creation-date>2015-02-13T12:42:22.479604912</meta:creation-date>
    <dc:date>2015-02-20T14:09:43.176347279</dc:date>
    <dc:creator>Lars Storbukås</dc:creator>
    <meta:editing-duration>PT4H46M21S</meta:editing-duration>
    <meta:editing-cycles>27</meta:editing-cycles>
    <meta:generator>LibreOffice/4.2.7.2$Linux_X86_64 LibreOffice_project/420m0$Build-2</meta:generator>
    <meta:document-statistic meta:table-count="0" meta:image-count="0" meta:object-count="0" meta:page-count="5" meta:paragraph-count="61" meta:word-count="822" meta:character-count="5155" meta:non-whitespace-character-count="4394"/>
  </office:meta>
</office:document-meta>
</file>